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078" officeooo:paragraph-rsid="00074078"/>
    </style:style>
    <style:style style:name="P2" style:family="paragraph" style:parent-style-name="Standard">
      <style:text-properties officeooo:rsid="00075a9e" officeooo:paragraph-rsid="00075a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blog SOC Caillols U13 </text:p>
      <text:p text:style-name="P1"/>
      <text:p text:style-name="P1"/>
      <text:p text:style-name="P1">Presentation</text:p>
      <text:p text:style-name="P1"/>
      <text:p text:style-name="P1">Ce blog doit permettre au joueurs des Caillols U13 ainsi qu’au « Fans » de suivre la saison U13 Poule I en live et d’interagir <text:s/>en tant que « Membres »ou « Fans » dans des espaces dedier .Il permettra aussi au  « Club » de communiquer sur l’actualité de celui ci.</text:p>
      <text:p text:style-name="P1"/>
      <text:p text:style-name="P1">Fonctionalités:</text:p>
      <text:p text:style-name="P1"/>
      <text:p text:style-name="P1">Pour l’administrateur : Tout les droits</text:p>
      <text:p text:style-name="P1"/>
      <text:p text:style-name="P1">Club (admin2) : Publier,Supprimer,Modifier des articles et commentaires (en tant que)</text:p>
      <text:p text:style-name="P1"/>
      <text:p text:style-name="P1">Membres : S’inscrire, Ecrire, Suppprimer les commentaires </text:p>
      <text:p text:style-name="P1"/>
      <text:p text:style-name="P1">Fans : Liker</text:p>
      <text:p text:style-name="P1"/>
      <text:p text:style-name="P1"/>
      <text:p text:style-name="P2">Fonctionalités annexes :</text:p>
      <text:p text:style-name="P2"/>
      <text:p text:style-name="P2">-S’inscrire ,naviguer,commenter,contact</text:p>
      <text:p text:style-name="P2"/>
      <text:p text:style-name="P2"/>
      <text:p text:style-name="P2"/>
      <text:p text:style-name="P2">Mise en place  p1:</text:p>
      <text:p text:style-name="P2"/>
      <text:p text:style-name="P2">-Barre de navigation : accueil ,actu,membre,fans,s’inscrire</text:p>
      <text:p text:style-name="P2"/>
      <text:p text:style-name="P2">Caroussel :</text:p>
      <text:p text:style-name="P2"/>
      <text:p text:style-name="P2">-Photo les plus recentes (de la categorie actu,fans,membres)</text:p>
      <text:p text:style-name="P2"/>
      <text:p text:style-name="P2"/>
      <text:p text:style-name="P2">Article en caroussel :</text:p>
      <text:p text:style-name="P2"/>
      <text:p text:style-name="P2">-Article les plus consulter </text:p>
      <text:p text:style-name="P2"/>
      <text:p text:style-name="P2">Footer :</text:p>
      <text:p text:style-name="P2"/>
      <text:p text:style-name="P2">Contacts :</text:p>
      <text:p text:style-name="P2"/>
      <text:p text:style-name="P2">-Contact,Adresse stade 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9:45.994481615</meta:creation-date>
    <dc:date>2019-02-13T15:11:02.279286191</dc:date>
    <meta:editing-duration>PT9M26S</meta:editing-duration>
    <meta:editing-cycles>1</meta:editing-cycles>
    <meta:document-statistic meta:table-count="0" meta:image-count="0" meta:object-count="0" meta:page-count="1" meta:paragraph-count="20" meta:word-count="125" meta:character-count="816" meta:non-whitespace-character-count="702"/>
    <meta:generator>LibreOffice/6.0.7.3$Linux_X86_64 LibreOffice_project/00m0$Build-3</meta:generator>
  </office:meta>
</office:document-meta>
</file>